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pIteratorDeco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IteratorDeco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IteratorDecorator.AbstractMapIteratorDecorator( Map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apIteratorDecora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IteratorDeco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IteratorDecorator.get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IteratorDeco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IteratorDecorator.set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